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26e" officeooo:paragraph-rsid="0004726e" fo:background-color="#fff200"/>
    </style:style>
    <style:style style:name="P2" style:family="paragraph" style:parent-style-name="Standard">
      <style:paragraph-properties fo:text-align="center" style:justify-single-word="false"/>
      <style:text-properties officeooo:rsid="0004726e" officeooo:paragraph-rsid="000c7a7b" fo:background-color="#fff200"/>
    </style:style>
    <style:style style:name="P3" style:family="paragraph" style:parent-style-name="Standard">
      <style:paragraph-properties fo:text-align="start" style:justify-single-word="false"/>
      <style:text-properties officeooo:rsid="00058edc" officeooo:paragraph-rsid="00058edc" fo:background-color="transparent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04726e" fo:background-color="transparent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0c7a7b" fo:background-color="transparent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11db97" fo:background-color="transparent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138187" fo:background-color="transparent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13b60d" fo:background-color="transparent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14fa1b" fo:background-color="transparent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212e65" fo:background-color="transparent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2490d3" fo:background-color="transparen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2a9f17" fo:background-color="transparent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3f8e32" fo:background-color="transparent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42892f" fo:background-color="transparent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44939a" fo:background-color="transparent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04726e" officeooo:paragraph-rsid="00487c73" fo:background-color="transparent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fo:font-weight="bold" officeooo:rsid="00058edc" officeooo:paragraph-rsid="00058edc" fo:background-color="transparent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bold" officeooo:rsid="00058edc" officeooo:paragraph-rsid="000c7a7b" fo:background-color="transparent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italic" fo:font-weight="bold" officeooo:rsid="00058edc" officeooo:paragraph-rsid="000e7624" fo:background-color="transparent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italic" fo:font-weight="bold" officeooo:rsid="00138187" officeooo:paragraph-rsid="00138187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italic" fo:font-weight="bold" officeooo:rsid="00138187" officeooo:paragraph-rsid="0014d6d8" fo:background-color="transparent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bold" officeooo:rsid="00138187" officeooo:paragraph-rsid="0014fa1b" fo:background-color="transparent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italic" fo:font-weight="bold" officeooo:rsid="00138187" officeooo:paragraph-rsid="00155ed5" fo:background-color="transparent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italic" fo:font-weight="bold" officeooo:rsid="00138187" officeooo:paragraph-rsid="002a9f17" fo:background-color="transparent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bold" officeooo:rsid="001ff747" officeooo:paragraph-rsid="001ff747" fo:background-color="transparent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italic" fo:font-weight="bold" officeooo:rsid="001ff747" officeooo:paragraph-rsid="00267ce8" fo:background-color="transparent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fo:font-weight="bold" officeooo:rsid="00271201" officeooo:paragraph-rsid="00271201" fo:background-color="transparent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fo:font-weight="bold" officeooo:rsid="000930b7" officeooo:paragraph-rsid="0032690d" fo:background-color="transparent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13b60d" officeooo:paragraph-rsid="000c7a7b" fo:background-color="transparent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rsid="0004726e" officeooo:paragraph-rsid="000c7a7b" fo:background-color="#f58220"/>
    </style:style>
    <style:style style:name="P31" style:family="paragraph" style:parent-style-name="Standard">
      <style:paragraph-properties fo:text-align="center" style:justify-single-word="false"/>
      <style:text-properties officeooo:rsid="0004726e" officeooo:paragraph-rsid="000c7a7b" fo:background-color="#72bf44"/>
    </style:style>
    <style:style style:name="P32" style:family="paragraph" style:parent-style-name="Standard">
      <style:paragraph-properties fo:text-align="center" style:justify-single-word="false"/>
      <style:text-properties officeooo:rsid="0004726e" officeooo:paragraph-rsid="000c7a7b" fo:background-color="#aa55a1"/>
    </style:style>
    <style:style style:name="P33" style:family="paragraph" style:parent-style-name="Standard">
      <style:paragraph-properties fo:text-align="center" style:justify-single-word="false"/>
      <style:text-properties officeooo:rsid="0004726e" officeooo:paragraph-rsid="000c7a7b" fo:background-color="#59c5c7"/>
    </style:style>
    <style:style style:name="P34" style:family="paragraph" style:parent-style-name="Standard">
      <style:paragraph-properties fo:text-align="center" style:justify-single-word="false"/>
      <style:text-properties officeooo:rsid="0004726e" officeooo:paragraph-rsid="000c7a7b" fo:background-color="#1c3687"/>
    </style:style>
    <style:style style:name="P35" style:family="paragraph" style:parent-style-name="Standard">
      <style:paragraph-properties fo:text-align="center" style:justify-single-word="false"/>
      <style:text-properties officeooo:rsid="0004726e" officeooo:paragraph-rsid="000c7a7b" fo:background-color="#985006"/>
    </style:style>
    <style:style style:name="P36" style:family="paragraph" style:parent-style-name="Standard">
      <style:paragraph-properties fo:text-align="center" style:justify-single-word="false"/>
      <style:text-properties officeooo:rsid="0004726e" officeooo:paragraph-rsid="000c7a7b" fo:background-color="#000000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0930b7" officeooo:paragraph-rsid="000c7a7b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0930b7" officeooo:paragraph-rsid="0014fa1b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0930b7" officeooo:paragraph-rsid="00155ed5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0930b7" officeooo:paragraph-rsid="003c4145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11db97" officeooo:paragraph-rsid="0011db97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11db97" officeooo:paragraph-rsid="000930b7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138187" officeooo:paragraph-rsid="000c7a7b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138187" officeooo:paragraph-rsid="00138187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14fa1b" officeooo:paragraph-rsid="0014fa1b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02a9f17" officeooo:paragraph-rsid="002a9f17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2a9f17" officeooo:paragraph-rsid="0014d6d8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2ca9d1" officeooo:paragraph-rsid="002ca9d1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181132" officeooo:paragraph-rsid="000c7a7b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058edc" officeooo:paragraph-rsid="000c7a7b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1ff747" officeooo:paragraph-rsid="000c7a7b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2244f8" officeooo:paragraph-rsid="0014d6d8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237f71" officeooo:paragraph-rsid="0014d6d8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2619ec" officeooo:paragraph-rsid="000c7a7b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rsid="002619ec" officeooo:paragraph-rsid="00267ce8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212e65" officeooo:paragraph-rsid="00212e65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fo:font-weight="normal" officeooo:rsid="00212e65" officeooo:paragraph-rsid="002a9f17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fo:font-weight="normal" officeooo:rsid="00271201" officeooo:paragraph-rsid="000c7a7b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fo:font-weight="normal" officeooo:rsid="003c4145" officeooo:paragraph-rsid="003c4145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officeooo:paragraph-rsid="000c7a7b"/>
    </style:style>
    <style:style style:name="P61" style:family="paragraph" style:parent-style-name="Heading_20_5">
      <style:text-properties officeooo:paragraph-rsid="002e26c7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7a7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990d" style:font-weight-asian="normal" style:font-weight-complex="normal"/>
    </style:style>
    <style:style style:name="T5" style:family="text">
      <style:text-properties fo:font-weight="normal" officeooo:rsid="000930b7" style:font-weight-asian="normal" style:font-weight-complex="normal"/>
    </style:style>
    <style:style style:name="T6" style:family="text">
      <style:text-properties fo:font-weight="normal" officeooo:rsid="000fa9cf" style:font-weight-asian="normal" style:font-weight-complex="normal"/>
    </style:style>
    <style:style style:name="T7" style:family="text">
      <style:text-properties fo:font-weight="normal" officeooo:rsid="0011db97" style:font-weight-asian="normal" style:font-weight-complex="normal"/>
    </style:style>
    <style:style style:name="T8" style:family="text">
      <style:text-properties fo:font-weight="normal" officeooo:rsid="000e7624" style:font-weight-asian="normal" style:font-weight-complex="normal"/>
    </style:style>
    <style:style style:name="T9" style:family="text">
      <style:text-properties fo:font-weight="normal" officeooo:rsid="00138187" style:font-weight-asian="normal" style:font-weight-complex="normal"/>
    </style:style>
    <style:style style:name="T10" style:family="text">
      <style:text-properties fo:font-weight="normal" officeooo:rsid="0013b60d" style:font-weight-asian="normal" style:font-weight-complex="normal"/>
    </style:style>
    <style:style style:name="T11" style:family="text">
      <style:text-properties fo:font-weight="normal" officeooo:rsid="0014fa1b" style:font-weight-asian="normal" style:font-weight-complex="normal"/>
    </style:style>
    <style:style style:name="T12" style:family="text">
      <style:text-properties fo:font-weight="normal" officeooo:rsid="001968fb" style:font-weight-asian="normal" style:font-weight-complex="normal"/>
    </style:style>
    <style:style style:name="T13" style:family="text">
      <style:text-properties fo:font-weight="normal" officeooo:rsid="0023aab3" style:font-weight-asian="normal" style:font-weight-complex="normal"/>
    </style:style>
    <style:style style:name="T14" style:family="text">
      <style:text-properties fo:font-weight="normal" officeooo:rsid="002490d3" style:font-weight-asian="normal" style:font-weight-complex="normal"/>
    </style:style>
    <style:style style:name="T15" style:family="text">
      <style:text-properties fo:font-weight="normal" officeooo:rsid="00254fae" style:font-weight-asian="normal" style:font-weight-complex="normal"/>
    </style:style>
    <style:style style:name="T16" style:family="text">
      <style:text-properties fo:font-weight="normal" officeooo:rsid="002619ec" style:font-weight-asian="normal" style:font-weight-complex="normal"/>
    </style:style>
    <style:style style:name="T17" style:family="text">
      <style:text-properties fo:font-weight="normal" officeooo:rsid="00284869" style:font-weight-asian="normal" style:font-weight-complex="normal"/>
    </style:style>
    <style:style style:name="T18" style:family="text">
      <style:text-properties fo:font-weight="normal" officeooo:rsid="0029b883" style:font-weight-asian="normal" style:font-weight-complex="normal"/>
    </style:style>
    <style:style style:name="T19" style:family="text">
      <style:text-properties fo:font-weight="normal" officeooo:rsid="002c8935" style:font-weight-asian="normal" style:font-weight-complex="normal"/>
    </style:style>
    <style:style style:name="T20" style:family="text">
      <style:text-properties fo:font-weight="normal" officeooo:rsid="00312d4b" style:font-weight-asian="normal" style:font-weight-complex="normal"/>
    </style:style>
    <style:style style:name="T21" style:family="text">
      <style:text-properties fo:font-weight="normal" officeooo:rsid="0031ac2a" style:font-weight-asian="normal" style:font-weight-complex="normal"/>
    </style:style>
    <style:style style:name="T22" style:family="text">
      <style:text-properties fo:font-weight="normal" officeooo:rsid="0033fdd9" style:font-weight-asian="normal" style:font-weight-complex="normal"/>
    </style:style>
    <style:style style:name="T23" style:family="text">
      <style:text-properties fo:font-weight="normal" officeooo:rsid="003507c3" style:font-weight-asian="normal" style:font-weight-complex="normal"/>
    </style:style>
    <style:style style:name="T24" style:family="text">
      <style:text-properties fo:font-weight="normal" officeooo:rsid="0036b880" style:font-weight-asian="normal" style:font-weight-complex="normal"/>
    </style:style>
    <style:style style:name="T25" style:family="text">
      <style:text-properties fo:font-weight="normal" officeooo:rsid="00382e07" style:font-weight-asian="normal" style:font-weight-complex="normal"/>
    </style:style>
    <style:style style:name="T26" style:family="text">
      <style:text-properties fo:font-weight="normal" officeooo:rsid="003d0748" style:font-weight-asian="normal" style:font-weight-complex="normal"/>
    </style:style>
    <style:style style:name="T27" style:family="text">
      <style:text-properties fo:font-weight="normal" officeooo:rsid="00155ed5" style:font-weight-asian="normal" style:font-weight-complex="normal"/>
    </style:style>
    <style:style style:name="T28" style:family="text">
      <style:text-properties fo:font-weight="normal" officeooo:rsid="003f8e32" style:font-weight-asian="normal" style:font-weight-complex="normal"/>
    </style:style>
    <style:style style:name="T29" style:family="text">
      <style:text-properties fo:font-weight="normal" officeooo:rsid="00409b70" style:font-weight-asian="normal" style:font-weight-complex="normal"/>
    </style:style>
    <style:style style:name="T30" style:family="text">
      <style:text-properties fo:font-weight="normal" officeooo:rsid="0042892f" style:font-weight-asian="normal" style:font-weight-complex="normal"/>
    </style:style>
    <style:style style:name="T31" style:family="text">
      <style:text-properties fo:font-weight="normal" officeooo:rsid="00446cbc" style:font-weight-asian="normal" style:font-weight-complex="normal"/>
    </style:style>
    <style:style style:name="T32" style:family="text">
      <style:text-properties fo:font-weight="normal" officeooo:rsid="0044939a" style:font-weight-asian="normal" style:font-weight-complex="normal"/>
    </style:style>
    <style:style style:name="T33" style:family="text">
      <style:text-properties fo:font-weight="normal" officeooo:rsid="0046fcfb" style:font-weight-asian="normal" style:font-weight-complex="normal"/>
    </style:style>
    <style:style style:name="T34" style:family="text">
      <style:text-properties fo:font-weight="normal" officeooo:rsid="0047b586" style:font-weight-asian="normal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58edc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06990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086ef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0930b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0e7624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0fa9c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0db06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1db9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3818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3b60d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46b9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4d6d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4fa1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55ed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8113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8e97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968fb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a5c4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5ac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ef3c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ff747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12e65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244f8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37f7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3aab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490d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54fa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619ec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67ce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71201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284869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8a48a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9b883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a9f17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aefd9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052a9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31ac2a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38f11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36b880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3a1b44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3b6e7f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3c5a02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3e16a4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09b70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4939a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46fcfb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4ae761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4726e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1bf239" style:font-style-asian="normal" style:font-weight-asian="normal" style:font-style-complex="normal" style:font-weight-complex="normal"/>
    </style:style>
    <style:style style:name="T85" style:family="text">
      <style:text-properties fo:font-style="italic" fo:font-weight="bold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004726e" fo:background-color="transparent" loext:char-shading-value="0" style:font-style-asian="italic" style:font-weight-asian="bold" style:font-style-complex="italic" style:font-weight-complex="bold"/>
    </style:style>
    <style:style style:name="T87" style:family="text">
      <style:text-properties fo:font-style="italic" fo:font-weight="bold" officeooo:rsid="00086efb" fo:background-color="transparent" loext:char-shading-value="0" style:font-style-asian="italic" style:font-weight-asian="bold" style:font-style-complex="italic" style:font-weight-complex="bold"/>
    </style:style>
    <style:style style:name="T88" style:family="text">
      <style:text-properties officeooo:rsid="0006990d"/>
    </style:style>
    <style:style style:name="T89" style:family="text">
      <style:text-properties officeooo:rsid="00086efb"/>
    </style:style>
    <style:style style:name="T90" style:family="text">
      <style:text-properties officeooo:rsid="000c7a7b"/>
    </style:style>
    <style:style style:name="T91" style:family="text">
      <style:text-properties officeooo:rsid="000e7624"/>
    </style:style>
    <style:style style:name="T92" style:family="text">
      <style:text-properties officeooo:rsid="00138187"/>
    </style:style>
    <style:style style:name="T93" style:family="text">
      <style:text-properties officeooo:rsid="0013b60d"/>
    </style:style>
    <style:style style:name="T94" style:family="text">
      <style:text-properties officeooo:rsid="0014d6d8"/>
    </style:style>
    <style:style style:name="T95" style:family="text">
      <style:text-properties officeooo:rsid="0014fa1b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fo:font-weight="normal" officeooo:rsid="000930b7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font-weight="normal" officeooo:rsid="0006990d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fo:font-weight="normal" officeooo:rsid="0044939a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fo:font-weight="normal" officeooo:rsid="0045ebfd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fo:font-weight="normal" officeooo:rsid="0046fcfb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fo:font-weight="normal" officeooo:rsid="0006990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fo:font-weight="normal" officeooo:rsid="002e26c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fo:font-weight="normal" officeooo:rsid="002ff24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2pt" fo:letter-spacing="normal" fo:font-style="italic" fo:font-weight="normal" officeooo:rsid="002e26c7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fo:font-variant="normal" fo:text-transform="none" fo:color="#000000" style:font-name="Liberation Serif" fo:font-size="12pt" fo:letter-spacing="normal" fo:font-style="italic" style:text-underline-style="solid" style:text-underline-width="auto" style:text-underline-color="font-color" fo:font-weight="normal" officeooo:rsid="00155ed5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officeooo:rsid="00155ed5"/>
    </style:style>
    <style:style style:name="T107" style:family="text">
      <style:text-properties officeooo:rsid="00181132"/>
    </style:style>
    <style:style style:name="T108" style:family="text">
      <style:text-properties officeooo:rsid="0018e978"/>
    </style:style>
    <style:style style:name="T109" style:family="text">
      <style:text-properties officeooo:rsid="001bf239"/>
    </style:style>
    <style:style style:name="T110" style:family="text">
      <style:text-properties fo:font-size="12pt" fo:font-style="italic" fo:font-weight="bold" officeooo:rsid="0004726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11" style:family="text">
      <style:text-properties fo:font-size="12pt" fo:font-style="italic" fo:font-weight="bold" officeooo:rsid="0006990d" fo:background-color="transparent" loext:char-shading-value="0" style:font-size-asian="12pt" style:font-style-asian="italic" style:font-weight-asian="bold" style:font-size-complex="12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5">Preamble: </text:span>In this document the intention is to highlight <text:span text:style-name="T91">that </text:span>wh<text:span text:style-name="T91">ich</text:span> is present in the Canadian syllabus which is different/modified/<text:span text:style-name="T93">reordered</text:span> from the TJJF/UK syllabus. Anything not mentioned can be assumed to be identical <text:span text:style-name="T93">(and sometimes the identical elements are explicitly stated)</text:span> unless further research indicates otherwise (e.g. identical name for different throws). Techniques which are unknown <text:span text:style-name="T91">to the TJJF syllabus</text:span> will be supplemented with video documentation.</text:p>
      <text:p text:style-name="P1"/>
      <text:p text:style-name="P1">7<text:span text:style-name="T1">th</text:span> Kyu Yellow</text:p>
      <text:p text:style-name="P1"/>
      <text:p text:style-name="P4">Waza (techniques)</text:p>
      <text:p text:style-name="P4"/>
      <text:p text:style-name="P4">Ukemi (breakfalling): <text:span text:style-name="T36">Identical except peg-leg breakfall is required.</text:span></text:p>
      <text:p text:style-name="P4"/>
      <text:p text:style-name="P4">Atemi (striking): <text:span text:style-name="T36">Only atemi strikes (and application) to the head are required for this grade.</text:span></text:p>
      <text:p text:style-name="P17"><text:span text:style-name="T36">N</text:span><text:span text:style-name="T35">o Mae washi geri until Orange belt.</text:span></text:p>
      <text:p text:style-name="P4"/>
      <text:p text:style-name="P4">Kansetsu (locks): <text:span text:style-name="T36">Only wrist lock 1 &amp; 2 (identical names </text:span><text:span text:style-name="T71">to UK versions</text:span><text:span text:style-name="T36">)</text:span></text:p>
      <text:p text:style-name="P17"><text:span text:style-name="T35">Arm lock 1 is </text:span><text:span text:style-name="T37">U</text:span><text:span text:style-name="T35">de-kujiki </text:span><text:span text:style-name="T3">(ambiguous </text:span><text:span text:style-name="T4">but possibly Jujiki-gatame from UK aka identical, based on identical English translation. </text:span><text:span text:style-name="T20">Outside arm lock 1?</text:span><text:span text:style-name="T3">)</text:span><text:span text:style-name="T35">. </text:span><text:span text:style-name="T37">Arm lock 2 is Karada-gatam</text:span><text:span text:style-name="T82">e, same as the UK syllabus</text:span><text:span text:style-name="T37">, but no further arm locks are present at this grade. However, there are </text:span><text:span text:style-name="T39">also </text:span><text:span text:style-name="T37">three ground restraints: 1, 2 &amp; 3 corresponding to 1,2,4 from UK Green equivalents.</text:span></text:p>
      <text:p text:style-name="P4"/>
      <text:p text:style-name="P4">Ne-waza/ <text:span text:style-name="T89">Oseakomi waza</text:span>( groundwork):<text:span text:style-name="T35"> </text:span><text:span text:style-name="T38">Tate-shio gatame. Counter any hold. Ude-hishigi-ude-gatame and ude-hisihigi-juji-gatame. Chokes: Tsu</text:span><text:span text:style-name="T39">k</text:span><text:span text:style-name="T38">omi-jime (Thrust choke), </text:span><text:span text:style-name="T39">Okuri-eri-jime (Sliding collar choke) (and counters). </text:span><text:span text:style-name="T43">Top, side and supine control (and es</text:span><text:span text:style-name="T72">c</text:span><text:span text:style-name="T43">a</text:span><text:span text:style-name="T72">p</text:span><text:span text:style-name="T43">es from).</text:span></text:p>
      <text:p text:style-name="P4"/>
      <text:p text:style-name="P15">Nage-waza (<text:span text:style-name="T88">throwing</text:span>): <text:span text:style-name="T37">Kosoto-gake absent, moved to Orange belt. Also add O-goshi </text:span><text:span text:style-name="T72">from UK Yellow </text:span><text:span text:style-name="T37">and De-ash-harai </text:span><text:span text:style-name="T4">(is this different or identical to De-ashi-barai from UK? </text:span><text:span text:style-name="T32">Yes</text:span><text:span text:style-name="T4">)</text:span><text:span text:style-name="T37">. Kuzushi </text:span><text:span text:style-name="T72">application starts from</text:span><text:span text:style-name="T37"> this belt </text:span><text:span text:style-name="T7">(find out compass directions) </text:span><text:span text:style-name="T32">North = 1 South = 2 West = 3 East = 4 North West = 5 South East = 6 North East = 7 South West = 8</text:span><text:span text:style-name="T37">. Randori application including only Osoto-gari, Koshi-guruma and De-ashi-harai.</text:span></text:p>
      <text:p text:style-name="P4"/>
      <text:p text:style-name="P6"><text:span text:style-name="T94">Introducing Henka</text:span>-waza (transition techniques): <text:span text:style-name="T39">Lock/</text:span><text:span text:style-name="T43">hold</text:span><text:span text:style-name="T39"> </text:span><text:span text:style-name="T48">transitions</text:span><text:span text:style-name="T39">: </text:span></text:p>
      <text:p text:style-name="P6"><text:span text:style-name="T39"><text:tab/><text:tab/><text:tab/><text:tab/><text:tab/><text:tab/><text:tab/></text:span><text:span text:style-name="T43">Arm-lock 2 into wrist-lock 1</text:span></text:p>
      <text:p text:style-name="P41"><text:tab/><text:tab/><text:tab/><text:tab/><text:tab/><text:tab/><text:tab/>Arm-lock 1 into arm-lock 1</text:p>
      <text:p text:style-name="P41"><text:tab/><text:tab/><text:tab/><text:tab/><text:tab/><text:tab/><text:tab/>Mune-gatame into ude-hishigi-ude-gatame</text:p>
      <text:p text:style-name="P41"><text:tab/><text:tab/><text:tab/><text:tab/><text:tab/><text:tab/><text:tab/>Tate-shio-gatame into ude-hishigi-juji gatame</text:p>
      <text:p text:style-name="P41"><text:tab/><text:tab/><text:tab/><text:tab/><text:tab/><text:tab/><text:tab/>(basic transitions)</text:p>
      <text:p text:style-name="P41"/>
      <text:p text:style-name="P28"><text:span text:style-name="T35">Throw </text:span><text:span text:style-name="T48">transitions</text:span><text:span text:style-name="T35">:<text:tab/></text:span></text:p>
      <text:p text:style-name="P28"><text:span text:style-name="T35"><text:tab/><text:tab/><text:tab/><text:tab/><text:tab/><text:tab/><text:tab/></text:span><text:span text:style-name="T43">Osoto-gari into koshi-guruma</text:span></text:p>
      <text:p text:style-name="P42"><text:tab/><text:tab/><text:tab/><text:tab/><text:tab/><text:tab/><text:tab/>Kosoto-gari into osoto-gari</text:p>
      <text:p text:style-name="P42"><text:tab/><text:tab/><text:tab/><text:tab/><text:tab/><text:tab/><text:tab/>Koshi-guruma into osoto-gari</text:p>
      <text:p text:style-name="P4"/>
      <text:p text:style-name="P4">Bunkai (application/defences): <text:span text:style-name="T39">No ear grabs </text:span><text:span text:style-name="T80">(on the syllabus).</text:span><text:span text:style-name="T39"> Lapel grab &amp; punch </text:span><text:span text:style-name="T65">moved here from UK Dark Blue</text:span><text:span text:style-name="T39">.</text:span><text:span text:style-name="T5"> V? Circle? </text:span><text:span text:style-name="T31">Gauntlet? </text:span><text:span text:style-name="T32">All y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0"><text:span text:style-name="T90">6</text:span><text:span text:style-name="T1">th</text:span> Kyu <text:span text:style-name="T90">Orange</text:span></text:p>
      <text:p text:style-name="P2"/>
      <text:p text:style-name="P5">Waza (techniques)</text:p>
      <text:p text:style-name="P5"/>
      <text:p text:style-name="P5">Ukemi (breakfalling): <text:span text:style-name="T73">Near id</text:span><text:span text:style-name="T36">entical </text:span><text:span text:style-name="T22">(differences?)</text:span><text:span text:style-name="T36">.</text:span></text:p>
      <text:p text:style-name="P5"/>
      <text:p text:style-name="P5">Atemi (striking): <text:bookmark-start text:name="__DdeLink__916_751288356"/><text:span text:style-name="T40">Add at</text:span><text:span text:style-name="T36">emi strikes (and application) to the </text:span><text:span text:style-name="T40">front body.</text:span><text:bookmark-end text:name="__DdeLink__916_751288356"/><text:span text:style-name="T40"> </text:span><text:span text:style-name="T36">Mae washi geri </text:span><text:span text:style-name="T40">and Ushiro-geri (Rear kick).</text:span></text:p>
      <text:p text:style-name="P5"/>
      <text:p text:style-name="P5">Kansetsu (locks): <text:span text:style-name="T40">Wr</text:span><text:span text:style-name="T36">ist lock </text:span><text:span text:style-name="T40">3</text:span><text:span text:style-name="T36"> (identical name).</text:span></text:p>
      <text:p text:style-name="P19"><text:span text:style-name="T35">Arm lock </text:span><text:span text:style-name="T40">3 and 4 (near identical names). Two ground restraints: 4, Ashi-gatame (Foot/leg lock), 5 Gyaku-kote-hineri (Reverse wrist twist, wristlock 6, this is known but here is a video/photo to </text:span><text:span text:style-name="T43">demonstrate</text:span><text:span text:style-name="T40">:)</text:span></text:p>
      <text:p text:style-name="P5"/>
      <text:p text:style-name="P5">Ne-waza/ <text:span text:style-name="T89">Oseakomi waza</text:span>( groundwork):<text:span text:style-name="T35"> </text:span><text:span text:style-name="T40">Kuzure</text:span><text:span text:style-name="T38">-</text:span><text:span text:style-name="T40">kesa</text:span><text:span text:style-name="T38">-gatame </text:span><text:span text:style-name="T40">(broken scarf hold), Gyaku-kesa-gatame (Reverse scarf hold i.e. </text:span><text:span text:style-name="T8">equivalent to Ushiro-kesa-gatame from UK Green? </text:span><text:span text:style-name="T32">Yes</text:span><text:span text:style-name="T40">), Kata-gatame (shoulder hold)</text:span><text:span text:style-name="T38">. Counter any hold. Ude-ga</text:span><text:span text:style-name="T40">r</text:span><text:span text:style-name="T38">am</text:span><text:span text:style-name="T41">i (Arm entanglement)</text:span><text:span text:style-name="T38"> and </text:span><text:span text:style-name="T41">Gyaku-</text:span><text:span text:style-name="T38">ude-ga</text:span><text:span text:style-name="T41">rami</text:span><text:span text:style-name="T38"> </text:span><text:span text:style-name="T41">(Reverse arm entanglement; </text:span><text:span text:style-name="T6">ambiguous</text:span><text:span text:style-name="T41">)</text:span><text:span text:style-name="T38">. Chokes: </text:span><text:span text:style-name="T41">Hadaka</text:span><text:span text:style-name="T38">-jime (</text:span><text:span text:style-name="T41">Naked</text:span><text:span text:style-name="T38"> choke), </text:span><text:span text:style-name="T41">Ryote</text:span><text:span text:style-name="T39">-jime (</text:span><text:span text:style-name="T41">Two hand </text:span><text:span text:style-name="T39">choke) (and counters), </text:span><text:span text:style-name="T44">imported from UK Light Blue.</text:span></text:p>
      <text:p text:style-name="P5"/>
      <text:p text:style-name="P5">Nage-waza (<text:span text:style-name="T88">throwing</text:span>): <text:span text:style-name="T37">Kosoto-gake </text:span><text:span text:style-name="T41">from UK Yellow</text:span><text:span text:style-name="T37"> belt. Also add O</text:span><text:span text:style-name="T41">uchi</text:span><text:span text:style-name="T37">-g</text:span><text:span text:style-name="T41">ari, Kouchi-gari (</text:span><text:span text:style-name="T6">these two may be from both punches and kicks, find out, </text:span><text:span text:style-name="T32">yes indeed it is</text:span><text:span text:style-name="T41">), Osoto-gaeshi </text:span><text:span text:style-name="T6">(</text:span><text:span text:style-name="T41">Major outer counter, </text:span><text:span text:style-name="T42">a counter/reverse to osoto gari</text:span><text:span text:style-name="T6">) </text:span><text:span text:style-name="T41">and Ushiro-goshi (Back hip, </text:span><text:span text:style-name="T6">possibly equivalent to something from the old UK brown syllabus </text:span><text:span text:style-name="T9">named kubi nage, </text:span><text:span text:style-name="T23">but actually probably not, so</text:span><text:span text:style-name="T6"> research</text:span><text:span text:style-name="T41">).</text:span><text:span text:style-name="T37"> Randori </text:span><text:span text:style-name="T41">defined as “free practice”; </text:span><text:span text:style-name="T74">both participants are trying to score points from standing throwing.</text:span></text:p>
      <text:p text:style-name="P5"/>
      <text:p text:style-name="P7"><text:span text:style-name="T88">Henka</text:span>-waza (transition techniques): <text:span text:style-name="T39">Lock/</text:span><text:span text:style-name="T44">hold</text:span><text:span text:style-name="T39"> </text:span><text:span text:style-name="T48">transitions</text:span><text:span text:style-name="T39">:<text:tab/><text:tab/></text:span></text:p>
      <text:p text:style-name="P7"><text:span text:style-name="T39"><text:tab/><text:tab/><text:tab/><text:tab/><text:tab/><text:tab/><text:tab/><text:tab/></text:span><text:span text:style-name="T44">Kesa-gatame into kata-gatame</text:span></text:p>
      <text:p text:style-name="P43"><text:tab/><text:tab/><text:tab/><text:tab/><text:tab/><text:tab/><text:tab/><text:tab/>Mune-gatame into gyaku-ude-garami</text:p>
      <text:p text:style-name="P43"><text:tab/><text:tab/><text:tab/><text:tab/><text:tab/><text:tab/><text:tab/><text:tab/>Tate-shiho-gatame into ude-garami</text:p>
      <text:p text:style-name="P43"><text:tab/><text:tab/><text:tab/><text:tab/><text:tab/><text:tab/><text:tab/></text:p>
      <text:p text:style-name="P37">Throw <text:span text:style-name="T95">transitions</text:span>:</text:p>
      <text:p text:style-name="P37"><text:tab/><text:tab/><text:tab/><text:tab/><text:tab/><text:tab/><text:tab/><text:tab/><text:span text:style-name="T92">De-ashi-harai into kosoto-gake</text:span></text:p>
      <text:p text:style-name="P37"><text:tab/><text:tab/><text:tab/><text:tab/><text:tab/><text:tab/><text:tab/><text:tab/><text:span text:style-name="T92">Seoi-nage into seoi-otoshi</text:span></text:p>
      <text:p text:style-name="P37"><text:tab/><text:tab/><text:tab/><text:tab/><text:tab/><text:tab/><text:tab/><text:tab/><text:span text:style-name="T92">Kouchi-gari into ouchi-gari</text:span></text:p>
      <text:p text:style-name="P37"/>
      <text:p text:style-name="P20">Introducing <text:bookmark-start text:name="__DdeLink__920_751288356"/>Kaeshi-waza (countering techniques):<text:bookmark-end text:name="__DdeLink__920_751288356"/></text:p>
      <text:p text:style-name="P20"/>
      <text:p text:style-name="P59">Throw counters:</text:p>
      <text:p text:style-name="P20"><text:tab/><text:tab/><text:tab/><text:tab/><text:tab/><text:tab/><text:tab/><text:tab/><text:span text:style-name="T35">Osoto-gari with osoto-gaeshi</text:span></text:p>
      <text:p text:style-name="P44"><text:tab/><text:tab/><text:tab/><text:tab/><text:tab/><text:tab/><text:tab/><text:tab/>Osoto-gari with kosoto-gake</text:p>
      <text:p text:style-name="P44"><text:tab/><text:tab/><text:tab/><text:tab/><text:tab/><text:tab/><text:tab/><text:tab/>Kosoto-gari with o-goshi</text:p>
      <text:p text:style-name="P44"><text:tab/><text:tab/><text:tab/><text:tab/><text:tab/><text:tab/><text:tab/><text:tab/>Koshi-guruma with ushiro-goshi</text:p>
      <text:p text:style-name="P5"/>
      <text:p text:style-name="P5">Bunkai (application/defences): <text:span text:style-name="T44">Identical</text:span></text:p>
      <text:p text:style-name="P43"/>
      <text:p text:style-name="P20"><text:span text:style-name="T9">W</text:span><text:span text:style-name="T3">hen do Canadian students need </text:span><text:span text:style-name="T24">to gain</text:span><text:span text:style-name="T3"> “knowledge of warm up and cool down techniques”? </text:span><text:span text:style-name="T32">Purple belt</text:span></text:p>
      <text:p text:style-name="P5"/>
      <text:p text:style-name="P5"/>
      <text:p text:style-name="P5"><text:soft-page-break/></text:p>
      <text:p text:style-name="P5"/>
      <text:p text:style-name="P5"/>
      <text:p text:style-name="P31"><text:span text:style-name="T90">5</text:span><text:span text:style-name="T1">th</text:span> Kyu <text:span text:style-name="T90">Green</text:span></text:p>
      <text:p text:style-name="P2"/>
      <text:p text:style-name="P5">Waza (techniques)</text:p>
      <text:p text:style-name="P5"/>
      <text:p text:style-name="P5">Ukemi (breakfalling): <text:span text:style-name="T44">Add akido rolls, wrong footed rolls/falls, rolls into alternative stances.</text:span></text:p>
      <text:p text:style-name="P5"/>
      <text:p text:style-name="P8">Atemi (striking): <text:span text:style-name="T40">Add at</text:span><text:span text:style-name="T36">emi strikes (and application) to the </text:span><text:span text:style-name="T25">(back?)</text:span><text:span text:style-name="T40"> body.</text:span></text:p>
      <text:p text:style-name="P5"/>
      <text:p text:style-name="P5">Kansetsu (locks): <text:span text:style-name="T45">W</text:span><text:span text:style-name="T36">rist lock </text:span><text:span text:style-name="T45">4 </text:span><text:span text:style-name="T10">(UK wrist lock 5)</text:span><text:span text:style-name="T45">, 5 </text:span><text:span text:style-name="T10">(UK wrist lock 4)</text:span><text:span text:style-name="T45"> &amp; 6</text:span><text:span text:style-name="T36"> </text:span><text:span text:style-name="T10">(Unique to Canadian syllabus, known as Gyaku-kote-hineri, see video in orange notes)</text:span></text:p>
      <text:p text:style-name="P29"/>
      <text:p text:style-name="P18"><text:span text:style-name="T35">Arm lock </text:span><text:span text:style-name="T45">5</text:span><text:span text:style-name="T35"> is </text:span><text:span text:style-name="T45">Waki-gatame, identical to same-numbered UK arm lock named Hiji gatame</text:span><text:span text:style-name="T35">. </text:span><text:span text:style-name="T45">Arm lock 6 likewise but identically named.</text:span><text:span text:style-name="T35"> </text:span><text:span text:style-name="T45">No further</text:span><text:span text:style-name="T37"> ground restraints.</text:span></text:p>
      <text:p text:style-name="P5"/>
      <text:p text:style-name="P5">Ne-waza/ <text:span text:style-name="T89">Oseakomi waza</text:span>( groundwork):<text:span text:style-name="T35"> </text:span><text:span text:style-name="T45">Kami-shiho and yoko-shiho gatame moved here from UK Orange. </text:span><text:span text:style-name="T46">Add ude-hishigi-sankaku-gatame (like a triangle leg choke but bend their trapped arm via elbow for a</text:span><text:span text:style-name="T75">n arm</text:span><text:span text:style-name="T46"> lock) and Sankaku jime (indeed, a triangle choke).</text:span></text:p>
      <text:p text:style-name="P5"/>
      <text:p text:style-name="P5">Nage-waza (<text:span text:style-name="T88">throwing</text:span>): <text:span text:style-name="T47">Uki-goshi moved here from UK Orange. Hane-goshi and yoko-otoshi moved here from UK Purple. New throws: </text:span><text:span text:style-name="T37">M</text:span><text:span text:style-name="T42">orote-gari (Two-hand reap), Kuchiki-taoshi (Pushing over the dead tree or one-hand drop, at the back of the knoe), Kibisu-gaeshi (Heel trip, similar to the aforementioned, but at the heel), </text:span><text:span text:style-name="T47">Daki-age (Hold-and-lift-throw, start from uke's guard </text:span><text:span text:style-name="T76">on the ground</text:span><text:span text:style-name="T47">, stand up, draw them up and kind of slam them down again in a powerbomb type action).</text:span></text:p>
      <text:p text:style-name="P5"/>
      <text:p text:style-name="P5"><text:span text:style-name="T88">Henka</text:span>-waza (transition techniques): <text:bookmark-start text:name="__DdeLink__923_751288356"/><text:span text:style-name="T39">Lock/</text:span><text:span text:style-name="T48">hold</text:span><text:span text:style-name="T39"> </text:span><text:span text:style-name="T48">transitions</text:span><text:span text:style-name="T39">:</text:span></text:p>
      <text:p text:style-name="P5"><text:bookmark-start text:name="__DdeLink__925_751288356"/><text:span text:style-name="T39"><text:tab/><text:tab/><text:tab/><text:tab/><text:tab/><text:tab/><text:tab/></text:span><text:span text:style-name="T48">Wrist-lock 2 into wrist-lock 5</text:span><text:bookmark-end text:name="__DdeLink__925_751288356"/></text:p>
      <text:p text:style-name="P9"><text:span text:style-name="T39"><text:tab/><text:tab/><text:tab/><text:tab/><text:tab/><text:tab/><text:tab/></text:span><text:span text:style-name="T48">Wrist-lock 6 into arm-lock 6</text:span></text:p>
      <text:p text:style-name="P45"><text:tab/><text:tab/><text:tab/><text:tab/><text:tab/><text:tab/><text:tab/>Kami-shiho-gatame into Gyaku-kesa-gatame<text:tab/></text:p>
      <text:p text:style-name="P45"><text:tab/><text:tab/><text:tab/><text:tab/><text:tab/><text:tab/><text:tab/><text:tab/></text:p>
      <text:p text:style-name="P37">Throw <text:span text:style-name="T95">transitions</text:span>:</text:p>
      <text:p text:style-name="P37"><text:bookmark-end text:name="__DdeLink__923_751288356"/><text:tab/><text:tab/><text:tab/><text:tab/><text:tab/><text:tab/><text:tab/><text:span text:style-name="T95">Arm-lock 4 into Harai-goshi</text:span></text:p>
      <text:p text:style-name="P37"><text:tab/><text:tab/><text:tab/><text:tab/><text:tab/><text:tab/><text:tab/><text:span text:style-name="T95">Uki-goshi into Yoko-otoshi</text:span></text:p>
      <text:p text:style-name="P37"><text:tab/><text:tab/><text:tab/><text:tab/><text:tab/><text:tab/><text:tab/><text:span text:style-name="T95">O-goshi into Kibisu-gaeshi</text:span></text:p>
      <text:p text:style-name="P37"><text:tab/><text:tab/><text:tab/><text:tab/><text:tab/><text:tab/><text:tab/><text:span text:style-name="T95">Ouchi-gari into Kuchiki-taoshi</text:span></text:p>
      <text:p text:style-name="P37"><text:tab/><text:tab/><text:tab/><text:tab/><text:tab/><text:tab/><text:tab/><text:tab/><text:tab/></text:p>
      <text:p text:style-name="P37"/>
      <text:p text:style-name="P22">Kaeshi-waza (countering techniques): <text:span text:style-name="T39">Lock counters:</text:span></text:p>
      <text:p text:style-name="P9"><text:span text:style-name="T39"><text:tab/><text:tab/><text:tab/><text:tab/><text:tab/><text:tab/><text:tab/><text:tab/></text:span><text:span text:style-name="T47">Sankaku-jime with daki-age</text:span></text:p>
      <text:p text:style-name="P38">Throw counters:</text:p>
      <text:p text:style-name="P40"><text:tab/><text:tab/><text:tab/><text:tab/><text:tab/><text:tab/><text:tab/><text:tab/><text:span text:style-name="T94">Uki-goshi with kosoto-gake</text:span></text:p>
      <text:p text:style-name="P38"><text:tab/><text:tab/><text:tab/><text:tab/><text:tab/><text:tab/><text:tab/><text:tab/><text:span text:style-name="T94">Koshi-guruma with harai-goshi</text:span></text:p>
      <text:p text:style-name="P21"/>
      <text:p text:style-name="P5"/>
      <text:p text:style-name="P5">Bunkai (application/defences): <text:span text:style-name="T48">Defence against wrist grabs moved from various parts of UK syllabus to here. Defe</text:span><text:span text:style-name="T77">n</text:span><text:span text:style-name="T48">ce against arm-locks aka counters moved from UK Light Blue to here. Ground </text:span><text:span text:style-name="T77">defences</text:span><text:span text:style-name="T48"> e.g. ground and pound and knife/bottle attacks on the ground.</text:span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32"><text:span text:style-name="T90">4</text:span><text:span text:style-name="T1">th</text:span> Kyu <text:span text:style-name="T90">Purple</text:span></text:p>
      <text:p text:style-name="P2"/>
      <text:p text:style-name="P5">Waza (techniques)</text:p>
      <text:p text:style-name="P5"/>
      <text:p text:style-name="P5">Ukemi (breakfalling): <text:span text:style-name="T48">Drop moved here from UK Orange. Hand-stand forward rolls (</text:span><text:span text:style-name="T11">??)</text:span></text:p>
      <text:p text:style-name="P5"/>
      <text:p text:style-name="P5">Atemi (striking): <text:span text:style-name="T11">How many strikes in Empi-no-kata? </text:span><text:span text:style-name="T26">10 </text:span><text:span text:style-name="T32">but you can do 12 if you like</text:span></text:p>
      <text:p text:style-name="P5"/>
      <text:p text:style-name="P5">Kansetsu (locks): <text:span text:style-name="T48">Arm lock 7 (Katsugi-gatame), equivalent to UK arm lock 2 for a tall person and arm lock 8 (Kannuki-gatame)., equivalent to UK arm lock 1 from the inside.</text:span></text:p>
      <text:p text:style-name="P5"/>
      <text:p text:style-name="P60"><text:span text:style-name="T86">Ne-waza/ </text:span><text:span text:style-name="T87">Oseakomi waza</text:span><text:span text:style-name="T86">( groundwork):</text:span><text:span text:style-name="T83"> </text:span><text:span text:style-name="T96">Ude-hishigi-te-gatame </text:span><text:span text:style-name="T98">(Arm crush lock with your arm)</text:span><text:span text:style-name="T96">, Ude-hishigi-hiza-gatame </text:span><text:span text:style-name="T98">(Knee crush lock with your arm)</text:span><text:span text:style-name="T96">, Ude-hishigi-waki-gatame </text:span><text:span text:style-name="T98">(Arm pit lock with your arm)</text:span><text:span text:style-name="T96">, Juji-jime </text:span><text:span text:style-name="T98">(Cross strange)</text:span><text:span text:style-name="T96">, Kata-ha-jime </text:span><text:span text:style-name="T98">(</text:span><text:span text:style-name="T99">Single shoulder strangle)</text:span><text:span text:style-name="T96">, Katate-jime </text:span><text:span text:style-name="T99">(</text:span><text:span text:style-name="T100">Single hand strangle)</text:span><text:span text:style-name="T96">, Sode-guruma-jime </text:span><text:span text:style-name="T100">(Sleeve wheel strangle)</text:span><text:span text:style-name="T96">, Kata-ashi-hishigi </text:span><text:span text:style-name="T100">(Single achiles lock)</text:span><text:span text:style-name="T96">, Ryo-ashi-hishigi</text:span><text:span text:style-name="T100"> (Walls of Jericho aka double achiles crush)</text:span><text:span text:style-name="T96">, Hiza-tori-garami </text:span><text:span text:style-name="T100">(Knee fist crush)</text:span><text:span text:style-name="T96">, Ashi-kannuki </text:span><text:span text:style-name="T100">(Foot bolt)</text:span><text:span text:style-name="T96"> </text:span><text:span text:style-name="T105">(TRANSLATE AND TRAIN!)</text:span></text:p>
      <text:p text:style-name="P5"/>
      <text:p text:style-name="P16">Nage-waza (<text:span text:style-name="T88">throwing</text:span>): <text:span text:style-name="T49">Tani-otoshi </text:span><text:bookmark-start text:name="__DdeLink__927_751288356"/><text:span text:style-name="T49">moved here from UK Green</text:span><text:bookmark-end text:name="__DdeLink__927_751288356"/><text:span text:style-name="T49">; </text:span><text:span text:style-name="T78">but it is a side sacrifice throw instead. </text:span><text:span text:style-name="T49">Yoko-guruma moved here from UK Light Blue. Sukui nage moved here from UK Brown. New throws are Hikkomi-gaeshi (Pulling-in technique, hold one arm with both of your's, use inside leg to suplex), Tsuri-goshi (Lifting-hip throw), Hane-goshi-gaeshi (Spring hip throw counter, </text:span><text:span text:style-name="T27">?</text:span><text:span text:style-name="T49">) and Harai-goshi-gaeshi (Hip-sweep throw counter, </text:span><text:span text:style-name="T27">?</text:span><text:span text:style-name="T49">).</text:span></text:p>
      <text:p text:style-name="P5"/>
      <text:p text:style-name="P5"><text:span text:style-name="T88">Henka</text:span>-waza (transition techniques): <text:bookmark-start text:name="__DdeLink__929_751288356"/><text:span text:style-name="T39">Lock </text:span><text:span text:style-name="T49">transitions</text:span><text:span text:style-name="T39">:</text:span></text:p>
      <text:p text:style-name="P5"><text:span text:style-name="T39"><text:tab/><text:tab/><text:tab/><text:tab/><text:tab/><text:tab/><text:tab/><text:tab/></text:span><text:span text:style-name="T50">Sukui-nage into Yoko-shiho-gatame</text:span></text:p>
      <text:p text:style-name="P49"><text:tab/><text:tab/><text:tab/><text:tab/><text:tab/><text:tab/><text:tab/><text:tab/>Arm lock 8 into Tai-otoshi</text:p>
      <text:p text:style-name="P37">Throw <text:span text:style-name="T106">transitions</text:span>:<text:bookmark-end text:name="__DdeLink__929_751288356"/></text:p>
      <text:p text:style-name="P37"><text:tab/><text:tab/><text:tab/><text:tab/><text:tab/><text:tab/><text:tab/><text:tab/><text:span text:style-name="T107">Sukui-nage into Tani-otoshi</text:span></text:p>
      <text:p text:style-name="P37"><text:tab/><text:tab/><text:tab/><text:tab/><text:tab/><text:tab/><text:tab/><text:tab/><text:span text:style-name="T107">Kosoto-gari into Yoko-guruma</text:span></text:p>
      <text:p text:style-name="P37"/>
      <text:p text:style-name="P23">Kaeshi-waza (countering techniques):</text:p>
      <text:p text:style-name="P39">Throw counters:</text:p>
      <text:p text:style-name="P39"><text:tab/><text:tab/><text:tab/><text:tab/><text:tab/><text:tab/><text:tab/><text:tab/><text:span text:style-name="T108">Hane-goshi with Hane-goshi-gaeshi</text:span></text:p>
      <text:p text:style-name="P39"><text:tab/><text:tab/><text:tab/><text:tab/><text:tab/><text:tab/><text:tab/><text:tab/><text:span text:style-name="T108">Harai-goshi with Harai-goshi-gaeshi</text:span></text:p>
      <text:p text:style-name="P39"><text:tab/><text:tab/><text:tab/><text:tab/><text:tab/><text:tab/><text:tab/><text:tab/><text:span text:style-name="T108">Tsuri-goshi with Sukui-nage</text:span></text:p>
      <text:p text:style-name="P39"><text:tab/><text:tab/><text:tab/><text:tab/><text:tab/><text:tab/><text:tab/><text:tab/><text:span text:style-name="T108">Morote-gari with Hikkomi-gaeshi</text:span></text:p>
      <text:p text:style-name="P39"><text:tab/><text:tab/><text:tab/><text:tab/><text:tab/><text:tab/><text:tab/><text:tab/><text:span text:style-name="T108">Tai-otoshi with Yoko-guruma</text:span></text:p>
      <text:p text:style-name="P39"><text:tab/><text:tab/><text:tab/><text:tab/><text:tab/><text:tab/><text:tab/><text:tab/><text:span text:style-name="T108">Koshi-guruma with Tani-otoshi</text:span></text:p>
      <text:p text:style-name="P5"/>
      <text:p text:style-name="P5">Bunkai (application/defences): <text:span text:style-name="T51">Defence against boxing style attacks moved here from UK Brow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<text:soft-page-break/><text:span text:style-name="T90">3</text:span><text:span text:style-name="T2">rd</text:span> Kyu <text:span text:style-name="T90">Light Blue</text:span></text:p>
      <text:p text:style-name="P2"/>
      <text:p text:style-name="P5">Waza (techniques)</text:p>
      <text:p text:style-name="P5"/>
      <text:p text:style-name="P5">Ukemi (breakfalling): <text:span text:style-name="T52">Full advanced ukemi </text:span><text:span text:style-name="T12">(presumably equivalent to UK Light Blue ukemi? </text:span><text:span text:style-name="T28">Ask the folks</text:span><text:span text:style-name="T12">) </text:span><text:span text:style-name="T33">Handstand cutaways, peglegs from frog stance, </text:span></text:p>
      <text:p text:style-name="P5"/>
      <text:p text:style-name="P5">Kansetsu (locks): <text:span text:style-name="T53">Hiza-hishigi (Knee crush) moved here from UK Dark Blue leg lock 3. Hiza-kujiki (Knee break, </text:span><text:span text:style-name="T81">arm lock 1 on the knee</text:span><text:span text:style-name="T53">) </text:span></text:p>
      <text:p text:style-name="P50"/>
      <text:p text:style-name="P5"><text:span text:style-name="T109">Shime</text:span>-waza (<text:span text:style-name="T109">strangulation techniqes</text:span>):<text:span text:style-name="T35"> </text:span><text:span text:style-name="T84">Along with standing Hadaka-jime (and counters), add Gyaku-hadaka-jime (Reverse naked choke, like UK Dark Blue head lock 2 but turned into a strangle so focusing on the neck and arteries) (and counters).</text:span></text:p>
      <text:p text:style-name="P5"/>
      <text:p text:style-name="P13">Nage-waza (<text:span text:style-name="T88">throwing</text:span>): <text:span text:style-name="T54">Sode-tsurikomi-goshi moved here from UK Green.Tsurikomi-goshi, Ashi-garuma, O-garuma moved here from UK Purple. <text:s/>Osoto-guruma, Sumi-gaeshi moved here from UK Brown.</text:span><text:span text:style-name="T55"> New throws include </text:span><text:span text:style-name="T56">Ganeski-otoshi (Rock drop, like Kata-hiza-seoi-nage but bent knee dropped between their legs instead of next to their forward leg), Kokyu-nage (Air/breath throw, akido technique where e.g. to counter a wrist grab you step behind them and cut down gently through their upper chest/neck area) Ouchi-gaeshi (Major inner counter, ), Kouchi-gaeshi (Minor inner counter, ).</text:span></text:p>
      <text:p text:style-name="P51"/>
      <text:p text:style-name="P25"><text:bookmark-start text:name="__DdeLink__1169_274703661"/><text:span text:style-name="T56">N</text:span><text:span text:style-name="T35">age-no-kata including koshi-waza (hip techniques)</text:span><text:bookmark-end text:name="__DdeLink__1169_274703661"/><text:span text:style-name="T35"> </text:span><text:span text:style-name="T81">uke and tori </text:span><text:span text:style-name="T28">which include...</text:span><text:span text:style-name="T33">uki goshi, harai goshi and tsuri komi goshi</text:span></text:p>
      <text:p text:style-name="P5"/>
      <text:p text:style-name="P5"><text:bookmark-start text:name="__DdeLink__1165_274703661"/><text:span text:style-name="T88">Henka</text:span>-waza (transition techniques): <text:span text:style-name="T57">Five additional techniqes, defer to Kraan Sensei's notes, those of other instructors and learn your own.</text:span><text:bookmark-end text:name="__DdeLink__1165_274703661"/></text:p>
      <text:p text:style-name="P37"/>
      <text:p text:style-name="P21">Kaeshi-waza (countering techniques):</text:p>
      <text:p text:style-name="P21"><text:tab/><text:tab/><text:tab/><text:tab/><text:tab/><text:tab/><text:tab/><text:tab/><text:tab/><text:span text:style-name="T58">Ouchi-gari with Ouchi-gaeshi</text:span></text:p>
      <text:p text:style-name="P52"><text:tab/><text:tab/><text:tab/><text:tab/><text:tab/><text:tab/><text:tab/><text:tab/><text:tab/>Kouchi-gari with Kouchi-gaeshi</text:p>
      <text:p text:style-name="P21"><text:span text:style-name="T58"><text:tab/><text:tab/><text:tab/><text:tab/><text:tab/><text:tab/><text:tab/><text:tab/><text:tab/></text:span><text:span text:style-name="T59">Osoto-guruma with Osoto-otoshi</text:span></text:p>
      <text:p text:style-name="P53"><text:tab/><text:tab/><text:tab/><text:tab/><text:tab/><text:tab/><text:tab/><text:tab/><text:tab/>O-guruma with Kouchi-gari</text:p>
      <text:p text:style-name="P5"/>
      <text:p text:style-name="P11">Bunkai (application/defences): <text:span text:style-name="T60">Defence against side head-lock and punch</text:span><text:bookmark-start text:name="__DdeLink__1167_274703661"/><text:span text:style-name="T60"> (</text:span><text:span text:style-name="T13">??</text:span><text:span text:style-name="T60">).</text:span><text:bookmark-end text:name="__DdeLink__1167_274703661"/><text:span text:style-name="T60"> Defence against “clinch”, “full-nelson” (so </text:span><text:span text:style-name="T61">Dark Blue head lock 6) and “half-nelson” holds. Defence against various forms of kicks and strikes</text:span><text:span text:style-name="T60"> (</text:span><text:span text:style-name="T13">??</text:span><text:span text:style-name="T60">). </text:span><text:span text:style-name="T61">Defence against two unarmed attackers and from a chain moved here from UK Purple. Defence against knuckle-duster (</text:span><text:span text:style-name="T14">siumulated)</text:span><text:span text:style-name="T61"> moved here from UK Brow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4"><text:span text:style-name="T90">2</text:span><text:span text:style-name="T2">nd</text:span> Kyu <text:span text:style-name="T90">Dark Blue</text:span></text:p>
      <text:p text:style-name="P2"/>
      <text:p text:style-name="P5">Waza (techniques)</text:p>
      <text:p text:style-name="P50"/>
      <text:p text:style-name="P13">Nage-waza (<text:span text:style-name="T88">throwing</text:span>): <text:span text:style-name="T62">Irimi-nage moved here from UK Green. Uchi-mata moved here from UK Light Blue. Kata-guruma, Hiza-garuma, </text:span><text:span text:style-name="T63">Sasae-tsurikomi-ashi, Harai-tsuri-komi-ashi</text:span><text:span text:style-name="T62"> moved here from UK Brown. </text:span><text:span text:style-name="T63">New throws are</text:span><text:span text:style-name="T62"> Ushiro-guruma (Reverse wheel, like old UK Brown Kubi-nage </text:span><text:span text:style-name="T15">??), </text:span><text:span text:style-name="T63">Kiri-kaeshi-nage (Under twist throw, from UK wrist lock 5 pull back and make them dive </text:span><text:span text:style-name="T16">??)</text:span><text:span text:style-name="T63">.</text:span></text:p>
      <text:p text:style-name="P54"/>
      <text:p text:style-name="P26"><text:span text:style-name="T63">Nage-no-kata including </text:span><text:span text:style-name="T64">te</text:span><text:span text:style-name="T63">-waza (h</text:span><text:span text:style-name="T65">and</text:span><text:span text:style-name="T63"> techniques) </text:span><text:span text:style-name="T29">which include...</text:span><text:span text:style-name="T33">seoi otoshi, kata garuma, uki otoshi</text:span></text:p>
      <text:p text:style-name="P55"/>
      <text:p text:style-name="P27">Weapons:<text:span text:style-name="T35"> Basic use of sword, bo or jo </text:span><text:span text:style-name="T79">kata.</text:span></text:p>
      <text:p text:style-name="P5"/>
      <text:p text:style-name="P10"><text:span text:style-name="T88">Henka</text:span>-waza (transition techniques): <text:span text:style-name="T57">Three additional techniqes, defer to Kraan Sensei's notes, those of other instructors and learn your own.</text:span></text:p>
      <text:p text:style-name="P56"/>
      <text:p text:style-name="P21">Kaeshi-waza (countering techniques):</text:p>
      <text:p text:style-name="P5"><text:tab/><text:tab/><text:tab/><text:tab/><text:tab/><text:tab/><text:tab/><text:tab/><text:span text:style-name="T65">Osoto-gari with Yoko-wakare</text:span></text:p>
      <text:p text:style-name="P58"><text:tab/><text:tab/><text:tab/><text:tab/><text:tab/><text:tab/><text:tab/><text:tab/>Kosoto-gari with Uchi-mata</text:p>
      <text:p text:style-name="P58"><text:tab/><text:tab/><text:tab/><text:tab/><text:tab/><text:tab/><text:tab/><text:tab/>Tani-otoshi with Kouchi-gari</text:p>
      <text:p text:style-name="P58"/>
      <text:p text:style-name="P5">Bunkai (application/defences): <text:span text:style-name="T65">Defe</text:span><text:span text:style-name="T66">nce against all weapons including gun(!) </text:span><text:span text:style-name="T29">(i.e. pistol, </text:span><text:span text:style-name="T33">not long arms</text:span><text:span text:style-name="T29">)</text:span><text:span text:style-name="T66">. Defence against armed attackers </text:span><text:span text:style-name="T17">(any combinations?)</text:span><text:span text:style-name="T66">, </text:span><text:span text:style-name="T81">even different hand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5"><text:span text:style-name="T90">1</text:span><text:span text:style-name="T2">st</text:span> Kyu <text:span text:style-name="T90">Brown</text:span></text:p>
      <text:p text:style-name="P2"/>
      <text:p text:style-name="P5">Waza (techniques)</text:p>
      <text:p text:style-name="P50"/>
      <text:p text:style-name="P12">Nage-waza (<text:span text:style-name="T88">throwing</text:span>): <text:span text:style-name="T68">Uki-waza,.Y</text:span><text:span text:style-name="T67">oko-gake, </text:span><text:span text:style-name="T69">Shiho-nage</text:span><text:span text:style-name="T67"> moved here from UK Dark Blue. Ura-nage from UK NNK </text:span><text:span text:style-name="T79">from</text:span><text:span text:style-name="T67"> punch attack. </text:span><text:span text:style-name="T68">Hane-makikomi (Spring winding, hane goshi as a suicide technique), Soto-makikomi (Outer winding, the first makikomi/suicide technique we generally learn, a simple drop and land next to uke) formally codified. Sumi-otoshi (Corner drop, </text:span><text:span text:style-name="T18">LEARN</text:span><text:span text:style-name="T68">), Utsuri-goshi (Shifting hip, uke tries to throw you but you lift them up then cut in for your own hip throw), </text:span><text:span text:style-name="T69">Uchi-mata-sukashi (Inner thigh side-step, </text:span><text:bookmark-start text:name="__DdeLink__1171_274703661"/><text:span text:style-name="T69">uke goes for uchi mata but you</text:span><text:bookmark-end text:name="__DdeLink__1171_274703661"/><text:span text:style-name="T69"> make them over the belt), Uchi-mata-gaeshi (Inner thigh counter, uke goes for uchi mata but you trip them up) are all new.</text:span></text:p>
      <text:p text:style-name="P46"/>
      <text:p text:style-name="P14"><text:span text:style-name="T69">Nage-no-kata </text:span><text:span text:style-name="T70">including ashi waza (Foot techniqes) </text:span><text:span text:style-name="T30">which include... </text:span><text:span text:style-name="T34">the whole thing: tomo nage, sumi gaeshi and uki waza ura nage: crib from judo videos</text:span></text:p>
      <text:p text:style-name="P14"><text:span text:style-name="T70"><text:s/></text:span><text:span text:style-name="T19">(check, do you perform both uke and tori roles for each grade? </text:span><text:span text:style-name="T34">yes)</text:span></text:p>
      <text:p text:style-name="P5"/>
      <text:p text:style-name="P10"><text:span text:style-name="T88">Henka</text:span>-waza (transition techniques): <text:bookmark-start text:name="__DdeLink__1173_274703661"/><text:span text:style-name="T57">Three additional techniqes, defer to Kraan Sensei's notes, those of other instructors and learn your own.</text:span><text:bookmark-end text:name="__DdeLink__1173_274703661"/></text:p>
      <text:p text:style-name="P37"/>
      <text:p text:style-name="P21">Kaeshi-waza (countering techniques):</text:p>
      <text:p text:style-name="P21"><text:tab/><text:tab/><text:tab/><text:tab/><text:tab/><text:tab/><text:tab/><text:tab/><text:span text:style-name="T69">Uchi-mata with Uchi-mata-gaeshi</text:span></text:p>
      <text:p text:style-name="P47"><text:tab/><text:tab/><text:tab/><text:tab/><text:tab/><text:tab/><text:tab/><text:tab/>Uchi-mata with Uchi-mata-sukashi</text:p>
      <text:p text:style-name="P47"/>
      <text:p text:style-name="P57">Three additional techniqes, defer to Kraan Sensei's notes, those of other instructors and learn your own.</text:p>
      <text:p text:style-name="P24"/>
      <text:p text:style-name="P5"/>
      <text:p text:style-name="P5">Bunkai (application/defences): <text:span text:style-name="T69">Anything required by the grading panel</text:span></text:p>
      <text:p text:style-name="P5"/>
      <text:p text:style-name="P46">Get current first aid and CPR qualification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6"><text:span text:style-name="T90">1</text:span><text:span text:style-name="T2">st</text:span> <text:span text:style-name="T90">Dan Shodan</text:span> <text:span text:style-name="T90">Black (new territory!)</text:span></text:p>
      <text:p text:style-name="P2"/>
      <text:p text:style-name="P5">Waza (techniques)</text:p>
      <text:p text:style-name="P5"/>
      <text:h text:style-name="P61" text:outline-level="5"><text:span text:style-name="T110">Nage-waza (</text:span><text:span text:style-name="T111">throwing</text:span><text:span text:style-name="T110">): </text:span><text:span text:style-name="T101">Tawara-gaeshi (Rice-bale throw) </text:span><text:span text:style-name="T102">moved here from UK Dark Blue. </text:span><text:span text:style-name="T101">Kani-basami (Pincer throw) </text:span><text:span text:style-name="T102">moved here from UK Brown (old syllabus). </text:span><text:span text:style-name="T103">New throws include </text:span><text:span text:style-name="T97">Juji-nage (Cross throw), Tenchi-nage (Heaven and earth throw), Te-guruma (Hand wheel), Ude-guruma (Arm wheel </text:span><text:span text:style-name="T104">but different from UK version!</text:span><text:span text:style-name="T97">), Hiki-otoshi (Pull drop), Waki-otoshi (Armpit-drop), Kusabi-dome (Wedge stop), Kawazu-gake (Frog hook), Osoto-makikomi (Major outer winding), Harai-makikomi (Sweeping winding throw).</text:span></text:h>
      <text:p text:style-name="P5"/>
      <text:p text:style-name="P48">Full nage-no-kata performance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10:04:35.699160834</meta:creation-date>
    <meta:generator>LibreOffice/6.4.7.2$Linux_X86_64 LibreOffice_project/40$Build-2</meta:generator>
    <dc:date>2021-06-05T15:39:14.917601853</dc:date>
    <meta:editing-duration>PT6H30M50S</meta:editing-duration>
    <meta:editing-cycles>61</meta:editing-cycles>
    <meta:document-statistic meta:table-count="0" meta:image-count="0" meta:object-count="0" meta:page-count="8" meta:paragraph-count="134" meta:word-count="1791" meta:character-count="13235" meta:non-whitespace-character-count="11177"/>
  </office:meta>
</office:document-meta>
</file>